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.03cm" svg:stroke-color="#3465a4" draw:marker-start="" draw:marker-start-width="0.245cm" draw:marker-start-center="false" draw:marker-end="" draw:marker-end-width="0.245cm" draw:marker-end-center="false" draw:fill="none" draw:fill-color="#ffe4e1" draw:textarea-horizontal-align="left" draw:textarea-vertical-align="top" draw:auto-grow-height="false" fo:min-height="6cm" fo:min-width="6cm" fo:padding-top="0cm" fo:padding-bottom="0cm" fo:padding-left="0cm" fo:padding-right="0cm" fo:wrap-option="wrap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e4e1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name="FlipV" draw:style-name="gr1" draw:text-style-name="P2" draw:layer="layout" svg:width="10cm" svg:height="15cm" svg:x="9cm" svg:y="3cm">
          <text:p text:style-name="P1"><text:span text:style-name="T1">1 start a b c d e f g h i j k l m n o p q r s t u v w x y z </text:span></text:p>
          <text:p text:style-name="P1"><text:span text:style-name="T1">2 start a b c d e f g h i j k l m n o p q r s t u v w x y z </text:span></text:p>
          <draw:enhanced-geometry svg:viewBox="0 0 21600 21600" draw:mirror-vertical="true" draw:mirror-horizontal="false" draw:text-areas="2160 4320 8640 14400" draw:type="non-primitive" draw:enhanced-path="M 0 0 L 0 21600 21600 7200 2160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1.929cm"/>
    </style:style>
    <style:style style:name="MP1" style:family="paragraph">
      <loext:graphic-properties draw:fill="none" draw:fill-color="#ffffff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25.199cm" svg:height="3.506cm" svg:x="1.4cm" svg:y="0.837cm">
        <draw:text-box>
          <text:p/>
        </draw:text-box>
      </draw:frame>
      <draw:frame draw:style-name="Mgr2" draw:text-style-name="MP1" draw:layer="backgroundobjects" svg:width="25.199cm" svg:height="12.179cm" svg:x="1.4cm" svg:y="4.914cm">
        <draw:text-box>
          <text:p/>
        </draw:text-box>
      </draw:frame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B_diverses/6.4.0.0.alpha0$Windows_X86_64 LibreOffice_project/09de4ea10ead5b72038f729d11d658693e10064d</meta:generator>
    <meta:initial-creator>Regina Henschel</meta:initial-creator>
    <meta:creation-date>2016-07-25T20:17:10</meta:creation-date>
    <dc:creator>Regina Henschel</dc:creator>
    <dc:date>2019-10-01T16:09:05.394000000</dc:date>
    <dc:language>en-US</dc:language>
    <meta:editing-cycles>9</meta:editing-cycles>
    <meta:editing-duration>PT16M15S</meta:editing-duration>
    <meta:document-statistic meta:object-count="3"/>
    <meta:user-defined meta:name="Info 1"/>
    <meta:user-defined meta:name="Info 2"/>
    <meta:user-defined meta:name="Info 3"/>
    <meta:user-defined meta:name="Info 4"/>
  </office:meta>
</office:document-meta>
</file>